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6:list.C127" table:on-update-keep-styles="true" table:on-update-keep-size="false"/>
        <table:database-range table:name="__Anonymous_Sheet_DB__0" table:target-range-address="list.B2:list.H1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 style:data-style-name="N2" text:time-value="01:10:14.98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01T01:11:15.254000000</dc:date>
    <meta:editing-duration>PT18H16M22S</meta:editing-duration>
    <meta:editing-cycles>377</meta:editing-cycles>
    <meta:document-statistic meta:table-count="1" meta:cell-count="112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